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ourgette" svg:font-family="Courget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Consolas" fo:font-size="14pt" fo:language="none" fo:country="none" style:font-name-asian="Consolas" style:font-size-asian="14pt" style:font-name-complex="Consolas" style:font-size-complex="14pt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14pt" fo:language="none" fo:country="none" fo:background-color="#ffff00" style:font-name-asian="Consolas" style:font-size-asian="14pt" style:font-name-complex="Consolas" style:font-size-complex="14pt"/>
    </style:style>
    <style:style style:name="P3" style:family="paragraph" style:parent-style-name="Standard" style:list-style-name="">
      <style:paragraph-properties style:text-autospace="none"/>
      <style:text-properties fo:color="#000000" style:font-name="Consolas" fo:font-size="14pt" fo:language="none" fo:country="none" fo:background-color="#33ff99" style:font-name-asian="Consolas" style:font-size-asian="14pt" style:font-name-complex="Consolas" style:font-size-complex="14pt"/>
    </style:style>
    <style:style style:name="P4" style:family="paragraph" style:parent-style-name="Standard" style:list-style-name="">
      <style:paragraph-properties style:text-autospace="none"/>
      <style:text-properties fo:color="#000000" style:font-name="Consolas" fo:font-size="14pt" fo:language="none" fo:country="none" fo:background-color="#00ff66" style:font-name-asian="Consolas" style:font-size-asian="14pt" style:font-name-complex="Consolas" style:font-size-complex="14pt"/>
    </style:style>
    <style:style style:name="P5" style:family="paragraph" style:parent-style-name="Standard" style:list-style-name="">
      <style:paragraph-properties style:text-autospace="none"/>
      <style:text-properties fo:color="#000000" style:font-name="Consolas" fo:font-size="14pt" fo:language="none" fo:country="none" fo:font-weight="bold" style:font-name-asian="Consolas" style:font-size-asian="14pt" style:font-weight-asian="bold" style:font-name-complex="Consolas" style:font-size-complex="14pt" style:font-weight-complex="bold"/>
    </style:style>
    <style:style style:name="P6" style:family="paragraph" style:parent-style-name="Standard" style:list-style-name="">
      <style:paragraph-properties style:text-autospace="none"/>
      <style:text-properties fo:color="#000000" style:font-name="Consolas" fo:font-size="16pt" fo:language="none" fo:country="none" fo:font-weight="bold" fo:background-color="#ffff00" style:font-name-asian="Consolas" style:font-size-asian="16pt" style:font-weight-asian="bold" style:font-name-complex="Consolas" style:font-size-complex="16pt" style:font-weight-complex="bold"/>
    </style:style>
    <style:style style:name="P7" style:family="paragraph" style:parent-style-name="Standard" style:list-style-name="">
      <style:paragraph-properties style:text-autospace="none"/>
      <style:text-properties fo:color="#000000" style:font-name="Arial Black" fo:font-size="16pt" fo:language="none" fo:country="none" fo:font-style="normal" style:text-underline-style="none" fo:font-weight="bold" fo:background-color="#ffff00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8" style:family="paragraph" style:parent-style-name="Standard" style:list-style-name="">
      <style:paragraph-properties style:text-autospace="none"/>
      <style:text-properties fo:color="#000000" style:font-name="Arial Black" fo:font-size="16pt" fo:language="none" fo:country="none" fo:font-style="normal" style:text-underline-style="none" fo:font-weight="bold" fo:background-color="#0066ff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9" style:family="paragraph" style:parent-style-name="Standard" style:list-style-name="">
      <style:paragraph-properties style:text-autospace="none"/>
      <style:text-properties fo:color="#000000" style:font-name="Arial Black" fo:font-size="16pt" fo:language="none" fo:country="none" fo:font-style="normal" style:text-underline-style="none" fo:font-weight="bold" fo:background-color="#ffffcc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0" style:family="paragraph" style:parent-style-name="Standard" style:list-style-name="">
      <style:paragraph-properties style:text-autospace="none"/>
      <style:text-properties fo:color="#000000" style:font-name="Arial Black" fo:font-size="16pt" fo:language="none" fo:country="none" fo:font-style="normal" style:text-underline-style="none" fo:font-weight="bold" fo:background-color="#9966cc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1" style:family="paragraph" style:parent-style-name="Standard" style:list-style-name="">
      <style:paragraph-properties style:text-autospace="none"/>
      <style:text-properties fo:color="#000000" style:font-name="Arial Black" fo:font-size="16pt" fo:language="none" fo:country="none" fo:font-style="normal" style:text-underline-style="none" fo:font-weight="bold" fo:background-color="#ffcc00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2" style:family="paragraph" style:parent-style-name="Standard" style:list-style-name="">
      <style:paragraph-properties style:text-autospace="none"/>
      <style:text-properties fo:color="#000000" style:font-name="Arial Black" fo:font-size="16pt" fo:language="none" fo:country="none" fo:font-style="normal" style:text-underline-style="none" fo:font-weight="bold" fo:background-color="#579d1c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3" style:family="paragraph" style:parent-style-name="Standard" style:list-style-name="">
      <style:paragraph-properties style:text-autospace="none"/>
      <style:text-properties fo:color="#000000" style:font-name="Arial Black" fo:font-size="16pt" fo:language="none" fo:country="none" fo:font-style="normal" style:text-underline-style="none" fo:font-weight="normal" fo:background-color="#ffff00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P14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ffff00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5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33ff99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6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993366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7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0066cc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8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ff99ff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19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cc9999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20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9999ff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21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ff0000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22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ff6666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23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ff6600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24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660066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P25" style:family="paragraph" style:parent-style-name="Standard" style:list-style-name="">
      <style:paragraph-properties style:text-autospace="none"/>
      <style:text-properties fo:color="#000000" style:font-name="Arial Black1" fo:font-size="16pt" fo:language="none" fo:country="none" fo:font-style="normal" style:text-underline-style="none" fo:font-weight="bold" fo:background-color="#669900" style:font-name-asian="Consolas" style:font-size-asian="16pt" style:font-style-asian="normal" style:font-weight-asian="bold" style:font-name-complex="Consolas" style:font-size-complex="16pt" style:font-style-complex="normal" style:font-weight-complex="bold"/>
    </style:style>
    <style:style style:name="T1" style:family="text">
      <style:text-properties fo:background-color="#ffff00"/>
    </style:style>
    <style:style style:name="T2" style:family="text">
      <style:text-properties fo:background-color="#0066ff"/>
    </style:style>
    <style:style style:name="T3" style:family="text">
      <style:text-properties fo:background-color="#ff0066"/>
    </style:style>
    <style:style style:name="T4" style:family="text">
      <style:text-properties fo:background-color="#99ffff"/>
    </style:style>
    <style:style style:name="T5" style:family="text">
      <style:text-properties fo:background-color="#00ff66"/>
    </style:style>
    <style:style style:name="T6" style:family="text">
      <style:text-properties fo:background-color="#ff99cc"/>
    </style:style>
    <style:style style:name="T7" style:family="text">
      <style:text-properties fo:background-color="#ff420e"/>
    </style:style>
    <style:style style:name="T8" style:family="text">
      <style:text-properties fo:background-color="#ffffcc"/>
    </style:style>
    <style:style style:name="T9" style:family="text">
      <style:text-properties fo:background-color="#660066"/>
    </style:style>
    <style:style style:name="T10" style:family="text">
      <style:text-properties fo:background-color="#9966cc"/>
    </style:style>
    <style:style style:name="T11" style:family="text">
      <style:text-properties fo:background-color="#996666"/>
    </style:style>
    <style:style style:name="T12" style:family="text">
      <style:text-properties fo:background-color="#ffcc00"/>
    </style:style>
    <style:style style:name="T13" style:family="text">
      <style:text-properties fo:background-color="#579d1c"/>
    </style:style>
    <style:style style:name="T14" style:family="text">
      <style:text-properties fo:background-color="#0066cc"/>
    </style:style>
    <style:style style:name="T15" style:family="text">
      <style:text-properties fo:background-color="#ff99ff"/>
    </style:style>
    <style:style style:name="T16" style:family="text">
      <style:text-properties fo:background-color="#c5000b"/>
    </style:style>
    <style:style style:name="T17" style:family="text">
      <style:text-properties fo:background-color="#cc9999"/>
    </style:style>
    <style:style style:name="T18" style:family="text">
      <style:text-properties fo:background-color="#990099"/>
    </style:style>
    <style:style style:name="T19" style:family="text">
      <style:text-properties fo:background-color="#cc3300"/>
    </style:style>
    <style:style style:name="T20" style:family="text">
      <style:text-properties fo:background-color="#9999ff"/>
    </style:style>
    <style:style style:name="T21" style:family="text">
      <style:text-properties fo:background-color="#ff0000"/>
    </style:style>
    <style:style style:name="T22" style:family="text">
      <style:text-properties fo:background-color="#9933ff"/>
    </style:style>
    <style:style style:name="T23" style:family="text">
      <style:text-properties fo:background-color="#993366"/>
    </style:style>
    <style:style style:name="T24" style:family="text">
      <style:text-properties fo:background-color="#ff6666"/>
    </style:style>
    <style:style style:name="T25" style:family="text">
      <style:text-properties fo:background-color="#669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1000000002016197817612500CONV PADRAO <text:s text:c="18"/>0001 01012019R$ <text:s text:c="3"/>000001 <text:s/>CONVENIO PADRAO <text:s text:c="44"/>2000001</text:p>
      <text:p text:style-name="P2">60000026924812000007442241020198111307PAD <text:s text:c="53"/>102019FAT0102019535760320712112019000000000001733000002</text:p>
      <text:p text:style-name="P3">20000026924812000007442241020197411307PAD98LANCAMENTO ENVIADO ACEITO <text:s text:c="14"/>26114601052891918 01092019 <text:s text:c="34"/>000003</text:p>
      <text:p text:style-name="P2">60000024586472000003721241020198111307PAD <text:s text:c="53"/>112019FAT0102019539699162427112019000000000001685000004</text:p>
      <text:p text:style-name="P3">20000024586472000003721241020197411307PAD98LANCAMENTO ENVIADO ACEITO <text:s text:c="14"/>06983869931437987 01062019 <text:s text:c="34"/>000005</text:p>
      <text:p text:style-name="P4">20000031001447000000000241020197711307PAD26CONVENIO ENCERRADO A PEDIDO DO <text:s text:c="27"/>0110201924102019 <text:s text:c="26"/>000006</text:p>
      <text:p text:style-name="P2">60000031001447000003721241020198111307PAD <text:s text:c="53"/>102019FAT0102019535754868815112019000000000008611000007</text:p>
      <text:p text:style-name="P2">60000031001447000003721241020199011307PAD <text:s text:c="53"/>102019FAT0102019535754868815112019000000000008611000008</text:p>
      <text:p text:style-name="P1">900000029768 <text:s text:c="131"/>000009</text:p>
      <text:p text:style-name="P1"/>
      <text:p text:style-name="P1"/>
      <text:p text:style-name="P2">DETAILCONCESSIONARIA</text:p>
      <text:p text:style-name="P4">DETAILCONVENIADO</text:p>
      <text:p text:style-name="P4"/>
      <text:p text:style-name="P4"/>
      <text:p text:style-name="P5"/>
      <text:p text:style-name="P7"><text:span text:style-name="T2">6</text:span><text:span text:style-name="T3">0000026924812</text:span><text:span text:style-name="T4">000007442</text:span><text:span text:style-name="T5">24102019</text:span><text:span text:style-name="T6">81</text:span><text:span text:style-name="T7">11307PAD</text:span><text:span text:style-name="T8"> <text:s text:c="53"/>102019</text:span><text:span text:style-name="T10">FAT</text:span><text:span text:style-name="T11">01020195357603207</text:span><text:span text:style-name="T12">12112019</text:span><text:span text:style-name="T13">000000000001733</text:span>000002</text:p>
      <text:p text:style-name="P7"/>
      <text:p text:style-name="P8">6: Identificação do tipo de registro</text:p>
      <text:p text:style-name="P7"><text:span text:style-name="T3">0000026924812: Unidade consumidora</text:span></text:p>
      <text:p text:style-name="P7"><text:span text:style-name="T4">000007442: Valor de Lançamento</text:span></text:p>
      <text:p text:style-name="P7"><text:span text:style-name="T5">24102019: Data de Lançamento</text:span></text:p>
      <text:p text:style-name="P7"><text:span text:style-name="T6">81: Informativo do Registro</text:span></text:p>
      <text:p text:style-name="P7"><text:span text:style-name="T7">11307PAD: Codigo conta gerencial</text:span></text:p>
      <text:p text:style-name="P9"><text:s text:c="54"/>102019: Controle da Concessionaria (60 primeiros)</text:p>
      <text:p text:style-name="P10">FAT: Codigo Origem Fatura</text:p>
      <text:p text:style-name="P7"><text:span text:style-name="T11">01020195357603207: Número da Fatura</text:span></text:p>
      <text:p text:style-name="P11">12112019: Data de vencimento/Baixa</text:p>
      <text:p text:style-name="P12">000000000001733: Valor base de cálculo</text:p>
      <text:p text:style-name="P7">000002: Número Sequencial de Registro</text:p>
      <text:p text:style-name="P7"/>
      <text:p text:style-name="P15"><text:span text:style-name="T23">2</text:span><text:span text:style-name="T14">0000026924812</text:span><text:span text:style-name="T15">000007442</text:span><text:span text:style-name="T16">24102019</text:span><text:span text:style-name="T1">74</text:span><text:span text:style-name="T18">11307PAD</text:span><text:span text:style-name="T17">98</text:span><text:span text:style-name="T19">LANCAMENTO ENVIADO ACEITO <text:s text:c="8"/></text:span><text:span text:style-name="T20"><text:s text:c="6"/>261146</text:span><text:span text:style-name="T21">01052891918 </text:span><text:span text:style-name="T24">01092019</text:span> <text:s text:c="7"/><text:span text:style-name="T24"><text:s text:c="2"/></text:span><text:span text:style-name="T9"><text:s text:c="25"/></text:span><text:span text:style-name="T25">000003</text:span></text:p>
      <text:p text:style-name="P16">2: Identificação do tipo de registro</text:p>
      <text:p text:style-name="P17">0000026924812: Codigo Unidade Consumidora</text:p>
      <text:p text:style-name="P18">000007442: Valor de Lançamento</text:p>
      <text:p text:style-name="P15"><text:span text:style-name="T16">24102019: Data de geração de registro</text:span></text:p>
      <text:p text:style-name="P14">74:Comando De Movimento</text:p>
      <text:p text:style-name="P19"><text:span text:style-name="T18">11307PAD: Código da Conta Gerencial</text:span></text:p>
      <text:p text:style-name="P19">98: Cobertura Ocorrência</text:p>
      <text:p text:style-name="P15"><text:span text:style-name="T19">LANCAMENTO ENVIADO ACEITO <text:s text:c="8"/>: Descrição da cobertura de ocorrência (30 caracteres)</text:span></text:p>
      <text:p text:style-name="P20"><text:s text:c="6"/>261146: Campo desabilitado</text:p>
      <text:p text:style-name="P21">01052891918 : CPF(11)ou CNPJ(12)</text:p>
      <text:p text:style-name="P22">01092019: Mes Inicio Vigencia</text:p>
      <text:p text:style-name="P15"><text:s text:c="8"/>: Mês Fim Vigencia (8 caracteres)</text:p>
      <text:p text:style-name="P23"><text:s text:c="2"/>: Complemento CNPJ</text:p>
      <text:p text:style-name="P24"><text:s text:c="25"/>: Espaço Em Branco</text:p>
      <text:p text:style-name="P25">000003: Número Sequencial de Registro</text:p>
      <text:p text:style-name="P24"/>
      <text:p text:style-name="P23"/>
      <text:p text:style-name="P15"/>
      <text:p text:style-name="P22"/>
      <text:p text:style-name="P15"><text:span text:style-name="T19"/></text:p>
      <text:p text:style-name="P19"/>
      <text:p text:style-name="P17"/>
      <text:p text:style-name="P16"/>
      <text:p text:style-name="P14"/>
      <text:p text:style-name="P11"/>
      <text:p text:style-name="P7"/>
      <text:p text:style-name="P7"><text:span text:style-name="T11"/></text:p>
      <text:p text:style-name="P9"/>
      <text:p text:style-name="P7"><text:span text:style-name="T7"/></text:p>
      <text:p text:style-name="P7"><text:span text:style-name="T6"/></text:p>
      <text:p text:style-name="P7"><text:span text:style-name="T5"/></text:p>
      <text:p text:style-name="P7"><text:span text:style-name="T4"/></text:p>
      <text:p text:style-name="P7"><text:span text:style-name="T3"/></text:p>
      <text:p text:style-name="P7"/>
      <text:p text:style-name="P13"/>
      <text:p text:style-name="P6"/>
      <text:p text:style-name="P6"/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ourgette" svg:font-family="Courget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ué Oliveira</meta:initial-creator>
    <meta:creation-date>2022-10-09T19:12:28.87</meta:creation-date>
    <dc:date>2022-10-09T20:02:05.74</dc:date>
    <dc:creator>Josué Oliveira</dc:creator>
    <meta:editing-duration>PT18M10S</meta:editing-duration>
    <meta:editing-cycles>2</meta:editing-cycles>
    <meta:generator>OpenOffice/4.1.12$Win32 OpenOffice.org_project/4112m1$Build-9809</meta:generator>
    <meta:document-statistic meta:table-count="0" meta:image-count="0" meta:object-count="0" meta:page-count="1" meta:paragraph-count="40" meta:word-count="171" meta:character-count="2694"/>
  </office:meta>
</office:document-meta>
</file>